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848cm" svg:height="4.935cm" svg:x="3.031cm" svg:y="3.01cm" svg:viewBox="0 0 3849 4936" svg:d="M1825 4205c668-48 1113-266 1451-533 187-180 600 348 477 481-280 302-626 640-1839 771-1212 131-2169-858-1853-2296s1322-2472 2185-2606 1452 368 1599 824c57 179-540 843-669 513-358-961-1311-694-1784-180-474 513-729 1071-762 1751-33 681 528 1324 1195 1275z">
          <text:p/>
        </draw:path>
        <draw:path draw:style-name="gr2" draw:text-style-name="P1" draw:layer="layout" svg:width="0.903cm" svg:height="0.66cm" draw:transform="skewX (0.00122173047639606) rotate (-2.15652882376419) translate (7.00970697154201cm 3.91419549264571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02cm" svg:height="0.661cm" draw:transform="skewX (0.00122173047639599) rotate (-2.1556561591382) translate (7.09445731859439cm 6.695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6.168cm" svg:height="0.779cm" draw:transform="rotate (-1.55264490257416) translate (5.45820056639511cm 2.2956722601022cm)" svg:viewBox="0 0 6169 780" svg:d="M125 708c342 31 2475 66 3115 71s2655-51 2892-69c136-10-133-716-279-709-148 6-2031 163-2525 158-493-5-2887-91-3270-159-120-15-31 697 67 708z">
          <text:p/>
        </draw:path>
        <draw:path draw:style-name="gr2" draw:text-style-name="P1" draw:layer="layout" svg:width="0.903cm" svg:height="0.661cm" draw:transform="skewX (0.00122173047639602) rotate (-2.15687788961459) translate (5.5863068098938cm 2.308688890543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3cm" svg:height="0.66cm" draw:transform="skewX (0.00122173047639598) rotate (-2.15652882376419) translate (5.6928736382084cm 8.1651954926457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26:16.219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